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ispAuthor">
      <style:text-properties style:use-window-font-color="true" style:font-name="Times New Roman" officeooo:paragraph-rsid="00059861"/>
    </style:style>
    <style:style style:name="P2" style:family="paragraph" style:parent-style-name="ispAuthor">
      <style:text-properties style:font-name="Times New Roman" officeooo:paragraph-rsid="00059861"/>
    </style:style>
    <style:style style:name="P3" style:family="paragraph" style:parent-style-name="ispText_5f_main">
      <style:text-properties style:use-window-font-color="true" style:font-name="Times New Roman" officeooo:rsid="0006a747" officeooo:paragraph-rsid="0006a747"/>
    </style:style>
    <style:style style:name="P4" style:family="paragraph" style:parent-style-name="ispText_5f_main">
      <style:paragraph-properties fo:margin-left="0cm" fo:margin-right="0cm" fo:text-indent="0cm" style:auto-text-indent="false"/>
      <style:text-properties style:font-name="Times New Roman" officeooo:rsid="002169c6" officeooo:paragraph-rsid="002169c6"/>
    </style:style>
    <style:style style:name="P5" style:family="paragraph" style:parent-style-name="ispText_5f_main">
      <style:paragraph-properties fo:margin-left="0cm" fo:margin-right="0cm" fo:text-indent="0cm" style:auto-text-indent="false"/>
      <style:text-properties style:font-name="Times New Roman" officeooo:rsid="002275d7" officeooo:paragraph-rsid="002275d7"/>
    </style:style>
    <style:style style:name="P6" style:family="paragraph" style:parent-style-name="ispText_5f_main">
      <style:paragraph-properties fo:margin-left="0cm" fo:margin-right="0cm" fo:text-indent="1.251cm" style:auto-text-indent="false"/>
      <style:text-properties style:font-name="Times New Roman" officeooo:rsid="002169c6" officeooo:paragraph-rsid="002169c6"/>
    </style:style>
    <style:style style:name="P7" style:family="paragraph" style:parent-style-name="ispSubHeader-2_20_level">
      <style:paragraph-properties fo:text-align="justify" style:justify-single-word="false"/>
      <style:text-properties officeooo:paragraph-rsid="0006a747"/>
    </style:style>
    <style:style style:name="P8" style:family="paragraph" style:parent-style-name="ispHeader" style:list-style-name="L1" style:master-page-name="Standard">
      <style:paragraph-properties fo:text-align="center" style:justify-single-word="false" style:page-number="231"/>
      <style:text-properties style:font-name="Times New Roman" fo:font-size="12pt" officeooo:paragraph-rsid="00059861" style:font-size-asian="12pt" style:font-size-complex="12pt"/>
    </style:style>
    <style:style style:name="P9" style:family="paragraph" style:parent-style-name="ispText_5f_main" style:list-style-name="L2">
      <style:text-properties style:use-window-font-color="true" style:font-name="Times New Roman" officeooo:rsid="0006a747" officeooo:paragraph-rsid="0006a747"/>
    </style:style>
    <style:style style:name="P10" style:family="paragraph" style:parent-style-name="ispText_5f_main" style:list-style-name="L3">
      <style:text-properties style:font-name="Times New Roman" officeooo:paragraph-rsid="002169c6"/>
    </style:style>
    <style:style style:name="P11" style:family="paragraph" style:parent-style-name="ispText_5f_main" style:list-style-name="L3">
      <style:text-properties style:font-name="Times New Roman" officeooo:rsid="002169c6" officeooo:paragraph-rsid="002169c6"/>
    </style:style>
    <style:style style:name="P12" style:family="paragraph" style:parent-style-name="ispText_5f_main" style:list-style-name="L4">
      <style:text-properties style:font-name="Times New Roman" officeooo:rsid="002169c6" officeooo:paragraph-rsid="002169c6"/>
    </style:style>
    <style:style style:name="P13" style:family="paragraph" style:parent-style-name="ispText_5f_main">
      <style:text-properties style:font-name="Times New Roman" officeooo:rsid="0006a747" officeooo:paragraph-rsid="0006a747"/>
    </style:style>
    <style:style style:name="P14" style:family="paragraph" style:parent-style-name="ispText_5f_main" style:list-style-name="L5">
      <style:text-properties officeooo:rsid="002275d7" officeooo:paragraph-rsid="002275d7"/>
    </style:style>
    <style:style style:name="P15" style:family="paragraph" style:parent-style-name="ispText_5f_main">
      <style:paragraph-properties fo:margin-left="0cm" fo:margin-right="0cm" fo:text-indent="0cm" style:auto-text-indent="false"/>
      <style:text-properties officeooo:paragraph-rsid="002169c6"/>
    </style:style>
    <style:style style:name="P16" style:family="paragraph" style:parent-style-name="ispText_5f_main">
      <style:paragraph-properties fo:margin-left="0cm" fo:margin-right="0cm" fo:text-indent="0cm" style:auto-text-indent="false"/>
      <style:text-properties officeooo:paragraph-rsid="002275d7"/>
    </style:style>
    <style:style style:name="P17" style:family="paragraph" style:parent-style-name="ispText_5f_main">
      <style:paragraph-properties fo:margin-left="0cm" fo:margin-right="0cm" fo:text-indent="0cm" style:auto-text-indent="false"/>
      <style:text-properties style:font-name="Times New Roman" officeooo:rsid="002169c6" officeooo:paragraph-rsid="002169c6"/>
    </style:style>
    <style:style style:name="P18" style:family="paragraph" style:parent-style-name="ispText_5f_main">
      <style:paragraph-properties fo:margin-left="0cm" fo:margin-right="0cm" fo:text-indent="0cm" style:auto-text-indent="false">
        <style:tab-stops/>
      </style:paragraph-properties>
      <style:text-properties fo:color="#000000" style:font-name="Times New Roman" fo:font-weight="bold" officeooo:rsid="002169c6" officeooo:paragraph-rsid="00286efe" style:font-name-asian="Calibri" style:font-weight-asian="bold" style:font-size-complex="11pt" style:font-weight-complex="bold"/>
    </style:style>
    <style:style style:name="P19" style:family="paragraph" style:parent-style-name="ispText_5f_main">
      <style:paragraph-properties fo:margin-left="0cm" fo:margin-right="0cm" fo:text-indent="0cm" style:auto-text-indent="false"/>
      <style:text-properties fo:color="#000000" style:font-name="Times New Roman" fo:font-weight="bold" officeooo:rsid="002169c6" officeooo:paragraph-rsid="00286efe" style:font-name-asian="Calibri" style:font-weight-asian="bold" style:font-size-complex="11pt" style:font-weight-complex="bold"/>
    </style:style>
    <style:style style:name="P20" style:family="paragraph" style:parent-style-name="ispText_5f_main">
      <style:paragraph-properties fo:margin-left="0cm" fo:margin-right="0cm" fo:text-indent="1.251cm" style:auto-text-indent="false"/>
      <style:text-properties style:font-name="Times New Roman" officeooo:rsid="002169c6" officeooo:paragraph-rsid="002169c6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officeooo:rsid="0017c37c"/>
    </style:style>
    <style:style style:name="T3" style:family="text">
      <style:text-properties style:use-window-font-color="true" style:font-name="Times New Roman" officeooo:rsid="00286efe"/>
    </style:style>
    <style:style style:name="T4" style:family="text">
      <style:text-properties style:use-window-font-color="true" style:font-name="Times New Roman" officeooo:rsid="0006a747"/>
    </style:style>
    <style:style style:name="T5" style:family="text">
      <style:text-properties style:use-window-font-color="true" style:font-name="Times New Roman" fo:font-size="12pt" fo:font-style="normal" fo:font-weight="bold" officeooo:rsid="0006a747" style:font-size-asian="11pt" style:font-style-asian="italic" style:font-weight-asian="bold" style:font-name-complex="Arial1" style:font-size-complex="12pt" style:font-style-complex="italic" style:font-weight-complex="bold"/>
    </style:style>
    <style:style style:name="T6" style:family="text">
      <style:text-properties style:use-window-font-color="true" style:font-name="Times New Roman" fo:font-size="12pt" fo:font-style="normal" fo:font-weight="bold" officeooo:rsid="00286efe" style:font-size-asian="11pt" style:font-style-asian="italic" style:font-weight-asian="bold" style:font-name-complex="Arial1" style:font-size-complex="12pt" style:font-style-complex="italic" style:font-weight-complex="bold"/>
    </style:style>
    <style:style style:name="T7" style:family="text">
      <style:text-properties style:use-window-font-color="true" officeooo:rsid="0027d280"/>
    </style:style>
    <style:style style:name="T8" style:family="text">
      <style:text-properties officeooo:rsid="0017c37c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17c37c"/>
    </style:style>
    <style:style style:name="T11" style:family="text">
      <style:text-properties fo:language="en" fo:country="US" officeooo:rsid="002169c6"/>
    </style:style>
    <style:style style:name="T12" style:family="text">
      <style:text-properties officeooo:rsid="002169c6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169c6" style:font-weight-asian="bold" style:font-weight-complex="bold"/>
    </style:style>
    <style:style style:name="T15" style:family="text">
      <style:text-properties fo:color="#000000" fo:font-weight="bold" officeooo:rsid="002169c6" style:font-name-asian="Calibri" style:font-weight-asian="bold" style:font-size-complex="11pt" style:font-weight-complex="bold"/>
    </style:style>
    <style:style style:name="T16" style:family="text">
      <style:text-properties fo:color="#000000" style:font-name="Times New Roman" fo:font-weight="bold" officeooo:rsid="002169c6" style:font-name-asian="Calibri" style:font-weight-asian="bold" style:font-size-complex="11pt" style:font-weight-complex="bold"/>
    </style:style>
    <style:style style:name="T17" style:family="text">
      <style:text-properties fo:color="#000000" style:font-name="Times New Roman" fo:font-weight="bold" officeooo:rsid="002275d7" style:font-name-asian="Calibri" style:font-weight-asian="bold" style:font-size-complex="11pt" style:font-weight-complex="bold"/>
    </style:style>
    <style:style style:name="T18" style:family="text">
      <style:text-properties style:font-name="Times New Roman"/>
    </style:style>
    <style:style style:name="T19" style:family="text">
      <style:text-properties style:font-name="Times New Roman" fo:font-weight="bold" officeooo:rsid="00286efe" style:font-weight-asian="bold" style:font-weight-complex="bold"/>
    </style:style>
    <style:style style:name="T20" style:family="text">
      <style:text-properties style:font-name="Times New Roman" fo:font-weight="bold" officeooo:rsid="002169c6" style:font-weight-asian="bold" style:font-weight-complex="bold"/>
    </style:style>
    <style:style style:name="T21" style:family="text">
      <style:text-properties style:font-name="Times New Roman" fo:font-weight="bold" officeooo:rsid="002275d7" style:font-weight-asian="bold" style:font-weight-complex="bold"/>
    </style:style>
    <style:style style:name="T22" style:family="text">
      <style:text-properties officeooo:rsid="0027d280"/>
    </style:style>
    <style:style style:name="T23" style:family="text">
      <style:text-properties officeooo:rsid="00286efe"/>
    </style:style>
    <style:style style:name="T24" style:family="text">
      <style:text-properties officeooo:rsid="002970f0"/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630747778" text:style-name="L1">
        <text:list-header>
          <text:p text:style-name="P8">Управление клиентами ОС ALT в рамках единой инфраструктуры домена Active Directory</text:p>
        </text:list-header>
      </text:list>
      <text:p text:style-name="P2"><text:span text:style-name="T8">Е</text:span>.<text:span text:style-name="T8">А</text:span>. <text:span text:style-name="T8">Синельник</text:span>ов &lt;<text:span text:style-name="T10">sin</text:span>@<text:span text:style-name="T10">basealt</text:span>.<text:span text:style-name="T9">ru</text:span>&gt;</text:p>
      <text:p text:style-name="P2"><text:span text:style-name="T12">И</text:span>.<text:span text:style-name="T12">И</text:span>. <text:span text:style-name="T12">Чудов</text:span> &lt;<text:span text:style-name="T11">nir</text:span>@<text:span text:style-name="T10">basealt.ru</text:span>&gt;</text:p>
      <text:p text:style-name="P2"><text:span text:style-name="T2">ООО «Базальт СПО»</text:span><text:span text:style-name="T1">,</text:span></text:p>
      <text:p text:style-name="P1">127015, Россия, г. Москва, ул. Бутырская, д.75.</text:p>
      <text:p text:style-name="P7"><text:span text:style-name="T6">п</text:span><text:span text:style-name="T4">роблематика</text:span></text:p>
      <text:p text:style-name="P3">В силу сложившейся за длительное время конъюнктуры, подавляющее число компаний строят рабочую инфраструктуру, используя технологию Microsoft Active Directory. При выполнени<text:span text:style-name="T12">и</text:span> требований импортозамещения отечественными разработчиками операционных систем это является серьёзным блокирующим фактором, так как требования зачастую пишутся в терминах и рамках продукта AD (Active Directory).</text:p>
      <text:p text:style-name="P3">Для преодоления этого ограничения и с целью удовлетворить потребности администраторов, выполняющих миграцию инфраструктур, в компании "Базальт СПО" были разработаны два продукта:</text:p>
      <text:p text:style-name="P3"/>
      <text:list xml:id="list3609324412" text:style-name="L2">
        <text:list-item>
          <text:p text:style-name="P9"><text:span text:style-name="T13">GPOA</text:span> - <text:span text:style-name="T13">Group Policy Object Applier</text:span> - для применения настроек, полученных из групповых политик в среде UNIX-подобных ОС;</text:p>
        </text:list-item>
        <text:list-item>
          <text:p text:style-name="P9"><text:span text:style-name="T13">ADMC</text:span> - <text:span text:style-name="T13">Active Directory Management Center</text:span> - графический инструмент для управления доменом AD и групповыми политиками.</text:p>
        </text:list-item>
      </text:list>
      <text:p text:style-name="P3"/>
      <text:p text:style-name="P13"><text:span text:style-name="T1">Кроме </text:span><text:span text:style-name="T7">разработки </text:span><text:span text:style-name="T1">с</text:span><text:span text:style-name="T7">амих</text:span><text:span text:style-name="T1"> продуктов, была проделана большая работа по устранению несостыковок в различных компонентах дистрибутивов ОС ALT и расширению их функционала, чтобы интеграция в домен с применением групповых политик не сломала существующие инсталляции и могла быть произведена плавно (или отменена в любой момент).</text:span></text:p>
      <text:p text:style-name="P15"><text:span text:style-name="T16">а</text:span><text:span text:style-name="T20">нализ проблемы</text:span></text:p>
      <text:p text:style-name="P6">Между методиками, принятыми для управления UNIX-like ОС, и методиками, используемыми в среде ОС Windows, лежит пропасть. Чтобы правильно оценить потребности пользователей, пришлось провести обширный анализ различных пользовательских отзывов и запросов, который впоследствии был сформулирован в виде use-cases и целей.</text:p>
      <text:p text:style-name="P6">Также пришлось произвести технический анализ устройства домена и групповых политик, чтобы понять в каком виде и как они доставляются для компьютеров и пользователей.</text:p>
      <text:p text:style-name="P6">В связи с отсутствием глубокой экспертизы на первых этапах, продукт пришлось строить "снизу вверх". Сначала разрабатывались небольшие PoC для различных частей ОС, а потом это всё связывалось в единый комплекс. Проект ещё должен пройти длительный путь развития, но уже может применяться в простых конфигурациях.</text:p>
      <text:p text:style-name="P19">g<text:span text:style-name="T23">poa</text:span></text:p>
      <text:p text:style-name="P6">GPOA это утилита для вычитывания и применения настроек ОС для пользователя или для машины в целом. Это небольшая программа, которая выполняет простую функцию вычитывания групповых политик и их применения. Данное ПО состоит из трёх компонентов:</text:p>
      <text:p text:style-name="P4"/>
      <text:list xml:id="list3826203281" text:style-name="L3">
        <text:list-item>
          <text:p text:style-name="P10"><text:span text:style-name="T14">Бэк</text:span><text:span text:style-name="T15">е</text:span><text:span text:style-name="T14">нда</text:span><text:span text:style-name="T12">, который занимается вычитыванием настроек из различных источников;</text:span></text:p>
        </text:list-item>
        <text:list-item>
          <text:p text:style-name="P11"><text:span text:style-name="T13">Хранилища</text:span>, которое занимается хранением настроек независимо от их источника, и чем-то похоже на реестр Windows;</text:p>
        </text:list-item>
        <text:list-item>
          <text:p text:style-name="P11"><text:soft-page-break/><text:span text:style-name="T13">Фронтенда</text:span>, который запускает модули, отвечающие за применение различных настроек ко всей системе или к пользователю.</text:p>
        </text:list-item>
      </text:list>
      <text:p text:style-name="P4"/>
      <text:p text:style-name="P6">Несмотря на простое устройство кодовой базы, разработка этой части ПО требует глубокой экспертизы в различных частях дистрибутивного решения, в рамках которого ПО поставляется. Соответственно, распространение ПО требует, чтобы дистрибутив представлял из себя комплексное интегрированное решение с хорошей связью компонентов. В противном случае использование может негативно отразиться на пользовательском восприятии.</text:p>
      <text:p text:style-name="P18">a<text:span text:style-name="T23">dmc</text:span></text:p>
      <text:p text:style-name="P6">ADMC это графический инструмент, который выполняет функции, аналогичные Microsoft RSAT (Remote System Administration Tool). В числе таковых функций на текущий момент:</text:p>
      <text:p text:style-name="P4"/>
      <text:list xml:id="list1403707458" text:style-name="L4">
        <text:list-item>
          <text:p text:style-name="P12">Создание Organization Unit (OU);</text:p>
        </text:list-item>
        <text:list-item>
          <text:p text:style-name="P12">Промотр списка введённых в домен машин;</text:p>
        </text:list-item>
        <text:list-item>
          <text:p text:style-name="P12">Редактирование списка пользователей.</text:p>
        </text:list-item>
      </text:list>
      <text:p text:style-name="P4"/>
      <text:p text:style-name="P6">При разработке инструмента была сделана попытка без привязки к требованиям обратной совместимости переосмыслить механизмы управления доменом Active Directory и предоставить пользователям интерфейс, который позволяет управлять доменом с наибольшей простотой и эффективностью.</text:p>
      <text:p text:style-name="P6">Неcмотря на частые запросы о реализации интерфейса управления в виде WebUI было принято решение сделать классическое приложение с использованием библиотеки Qt5 в целях обеспечения наибольшей безопасности и функциональности.</text:p>
      <text:p text:style-name="P16"><text:span text:style-name="T17">б</text:span><text:span text:style-name="T21">иблиография</text:span></text:p>
      <text:list xml:id="list2821691740" text:style-name="L5">
        <text:list-item>
          <text:p text:style-name="P14"><text:span text:style-name="T18">ALT Linux Wiki: </text:span><text:a xlink:type="simple" xlink:href="http://www.altlinux.org/Групповые_политики" text:style-name="Internet_20_link" text:visited-style-name="Visited_20_Internet_20_Link"><text:span text:style-name="T18">http://www.altlinux.org/Групповые_политики</text:span></text:a></text:p>
        </text:list-item>
        <text:list-item>
          <text:p text:style-name="P14"><text:span text:style-name="T18">GPOA: </text:span><text:a xlink:type="simple" xlink:href="https://github.com/altlinux/gpupdate" text:style-name="Internet_20_link" text:visited-style-name="Visited_20_Internet_20_Link"><text:span text:style-name="T18">https://github.com/altlinux/gpupdate</text:span></text:a></text:p>
        </text:list-item>
        <text:list-item>
          <text:p text:style-name="P14"><text:span text:style-name="T18">ADMC: </text:span><text:a xlink:type="simple" xlink:href="https://github.com/altlinux/admc" text:style-name="Internet_20_link" text:visited-style-name="Visited_20_Internet_20_Link"><text:span text:style-name="T18">https://github.com/altlinux/admc</text:span></text:a></text:p>
        </text:list-item>
      </text:list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spText_5f_main" style:display-name="ispText_main" style:family="paragraph" style:parent-style-name="Standard" style:default-outline-level="">
      <style:paragraph-properties fo:margin-left="0cm" fo:margin-right="0cm" fo:margin-top="0.053cm" fo:margin-bottom="0.053cm" loext:contextual-spacing="false" fo:text-align="justify" style:justify-single-word="false" fo:text-indent="1.251cm" style:auto-text-indent="false"/>
      <style:text-properties fo:color="#000000" style:font-name-asian="Calibri" style:font-family-asian="Calibri" style:font-family-generic-asian="system" style:font-pitch-asian="variable" style:font-size-complex="11pt"/>
    </style:style>
    <style:style style:name="ispHeader" style:family="paragraph" style:parent-style-name="Heading_20_1" style:default-outline-level="" style:list-style-name="">
      <style:text-properties fo:color="#000000"/>
    </style:style>
    <style:style style:name="ispAuthor" style:family="paragraph" style:parent-style-name="Standard" style:default-outline-level="">
      <style:paragraph-properties fo:text-align="center" style:justify-single-word="false"/>
      <style:text-properties fo:color="#000000" fo:font-style="italic" style:font-style-asian="italic" style:font-style-complex="italic"/>
    </style:style>
    <style:style style:name="анотация" style:family="paragraph" style:parent-style-name="Standard" style:default-outline-level="">
      <style:paragraph-properties fo:margin-top="0.212cm" fo:margin-bottom="0.106cm" loext:contextual-spacing="false" fo:text-align="justify" style:justify-single-word="false" fo:keep-together="always">
        <style:tab-stops>
          <style:tab-stop style:position="1.573cm"/>
          <style:tab-stop style:position="15.252cm"/>
        </style:tab-stops>
      </style:paragraph-properties>
      <style:text-properties fo:font-size="9pt" style:font-size-asian="9pt" style:font-size-complex="9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501cm" fo:margin-right="0cm" fo:margin-top="0.423cm" fo:margin-bottom="0.106cm" loext:contextual-spacing="false" fo:text-align="justify" style:justify-single-word="false" fo:text-indent="-0.501cm" style:auto-text-indent="false" fo:keep-with-next="always"/>
      <style:text-properties style:font-name="Arial" fo:font-family="Arial" style:font-family-generic="roman" style:font-pitch="variable" fo:font-size="12pt" fo:font-style="italic" fo:font-weight="bold" style:font-size-asian="12pt" style:font-style-asian="italic" style:font-weight-asian="bold" style:font-name-complex="Arial1" style:font-family-complex="Arial" style:font-family-generic-complex="system" style:font-pitch-complex="variable" style:font-size-complex="12pt" style:font-style-complex="italic" style:font-weight-complex="bold"/>
    </style:style>
    <style:style style:name="ispSubHeader-1_20_level" style:display-name="ispSubHeader-1 level" style:family="paragraph" style:parent-style-name="Heading_20_2" style:next-style-name="ispText_5f_main" style:default-outline-level="" style:list-style-name="">
      <style:text-properties fo:color="#000000" fo:font-style="normal" style:font-style-asian="normal"/>
    </style:style>
    <style:style style:name="ispSubHeader-2_20_level" style:display-name="ispSubHeader-2 level" style:family="paragraph" style:parent-style-name="ispSubHeader-1_20_level" style:next-style-name="ispText_5f_main" style:default-outline-level="">
      <style:text-properties style:font-name="Liberation Serif1" fo:font-family="'Liberation Serif'" style:font-style-name="Жирный" style:font-family-generic="roman" style:font-pitch="variable" fo:font-size="12pt" fo:font-style="normal" style:font-size-asian="11pt" style:font-style-asian="italic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spAnotation_20_Знак" style:display-name="ispAnotation Знак" style:family="text" style:parent-style-name="Default_20_Paragraph_20_Font">
      <style:text-properties fo:color="#000000" fo:font-size="9pt" fo:font-weight="bold" style:font-size-asian="9pt" style:font-weight-asian="bold" style:font-size-complex="9pt"/>
    </style:style>
    <style:style style:name="ispAnotation2_20_Знак" style:display-name="ispAnotation2 Знак" style:family="text" style:parent-style-name="ispAnotation_20_Знак">
      <style:text-properties fo:color="#000000" fo:font-size="9pt" fo:font-weight="bold" style:font-size-asian="9pt" style:font-weight-asian="bold" style:font-size-complex="9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4-19T17:14:16.022488916</meta:creation-date>
    <dc:date>2020-10-07T19:02:14.936339988</dc:date>
    <meta:editing-duration>PT1H42M50S</meta:editing-duration>
    <meta:editing-cycles>16</meta:editing-cycles>
    <meta:generator>LibreOffice/6.3.0.3$Linux_X86_64 LibreOffice_project/30$Build-3</meta:generator>
    <meta:print-date>2019-04-19T21:47:29.790759728</meta:print-date>
    <meta:document-statistic meta:table-count="0" meta:image-count="0" meta:object-count="0" meta:page-count="2" meta:paragraph-count="32" meta:word-count="515" meta:character-count="4043" meta:non-whitespace-character-count="3571"/>
  </office:meta>
</office:document-meta>
</file>